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paragraph-properties fo:text-align="center" style:justify-single-word="false"/>
    </style:style>
    <style:style style:name="P14" style:family="paragraph" style:parent-style-name="Text_20_body" style:list-style-name="L4"/>
    <style:style style:name="P15" style:family="paragraph" style:parent-style-name="Text_20_body" style:list-style-name="L4"/>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paragraph-properties fo:margin-left="0.75in" fo:margin-right="0in" fo:text-indent="0in" style:auto-text-indent="false"/>
    </style:style>
    <style:style style:name="P23" style:family="paragraph" style:parent-style-name="Text_20_body">
      <style:paragraph-properties fo:margin-left="0.7398in" fo:margin-right="0in" fo:text-indent="0in" style:auto-text-indent="false"/>
    </style:style>
    <style:style style:name="P24" style:family="paragraph" style:parent-style-name="Standard">
      <style:paragraph-properties fo:break-before="page"/>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prefix=" " style:num-suffix="." style:num-format="1" text:start-value="4">
        <style:list-level-properties text:space-before="0.25in" text:min-label-width="0.25in"/>
      </text:list-level-style-number>
      <text:list-level-style-number text:level="2" text:style-name="Numbering_20_Symbols" style:num-prefix=" " style:num-suffix="." style:num-format="1">
        <style:list-level-properties text:space-before="0.5in" text:min-label-width="0.25in"/>
      </text:list-level-style-number>
      <text:list-level-style-number text:level="3" text:style-name="Numbering_20_Symbols" style:num-prefix=" " style:num-suffix="." style:num-format="1">
        <style:list-level-properties text:space-before="0.75in" text:min-label-width="0.25in"/>
      </text:list-level-style-number>
      <text:list-level-style-number text:level="4" text:style-name="Numbering_20_Symbols" style:num-prefix=" " style:num-suffix="." style:num-format="1">
        <style:list-level-properties text:space-before="1in" text:min-label-width="0.25in"/>
      </text:list-level-style-number>
      <text:list-level-style-number text:level="5" text:style-name="Numbering_20_Symbols" style:num-prefix=" " style:num-suffix="." style:num-format="1">
        <style:list-level-properties text:space-before="1.25in" text:min-label-width="0.25in"/>
      </text:list-level-style-number>
      <text:list-level-style-number text:level="6" text:style-name="Numbering_20_Symbols" style:num-prefix=" " style:num-suffix="." style:num-format="1">
        <style:list-level-properties text:space-before="1.5in" text:min-label-width="0.25in"/>
      </text:list-level-style-number>
      <text:list-level-style-number text:level="7" text:style-name="Numbering_20_Symbols" style:num-prefix=" " style:num-suffix="." style:num-format="1">
        <style:list-level-properties text:space-before="1.75in" text:min-label-width="0.25in"/>
      </text:list-level-style-number>
      <text:list-level-style-number text:level="8" text:style-name="Numbering_20_Symbols" style:num-prefix=" " style:num-suffix="." style:num-format="1">
        <style:list-level-properties text:space-before="2in" text:min-label-width="0.25in"/>
      </text:list-level-style-number>
      <text:list-level-style-number text:level="9" text:style-name="Numbering_20_Symbols" style:num-prefix=" " style:num-suffix="." style:num-format="1">
        <style:list-level-properties text:space-before="2.25in" text:min-label-width="0.25in"/>
      </text:list-level-style-number>
      <text:list-level-style-number text:level="10" text:style-name="Numbering_20_Symbols" style:num-prefix=" "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
      <text:p text:style-name="P1"/>
      <text:p text:style-name="P1"/>
      <text:p text:style-name="P1"/>
      <text:p text:style-name="P1"><draw:frame draw:style-name="fr1" draw:name="graphics1" text:anchor-type="as-char" svg:width="3.0929in" svg:height="2.3972in" draw:z-index="0"><draw:image xlink:href="http://www.quickmedical.com/images/heart_graph.jpg" xlink:type="simple" xlink:show="embed" xlink:actuate="onLoad"/><svg:desc>http://www.quickmedical.com/images/heart_graph.jpg</svg:desc></draw:frame> </text:p>
      <text:p text:style-name="P1"/>
      <text:p text:style-name="P1"/>
      <text:p text:style-name="P2">Android Life Monitor</text:p>
      <text:p text:style-name="P1"/>
      <text:p text:style-name="P1">Version 0.1</text:p>
      <text:p text:style-name="P1"/>
      <text:p text:style-name="P1">User Manual</text:p>
      <text:p text:style-name="P1"/>
      <text:p text:style-name="P1">By</text:p>
      <text:p text:style-name="P1"/>
      <text:p text:style-name="P1">Chate Luu</text:p>
      <text:p text:style-name="P1"/>
      <text:p text:style-name="P1">Sukit Tretriluxana</text:p>
      <text:p text:style-name="P1"/>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Introduction<text:tab/>3</text:p>
          <text:p text:style-name="P26">The “Ideas”<text:tab/>3</text:p>
          <text:p text:style-name="P26">Installation and Configuration<text:tab/>3</text:p>
          <text:p text:style-name="P27">OpenIntents<text:tab/>3</text:p>
          <text:p text:style-name="P27">Android Life Monitor<text:tab/>4</text:p>
          <text:p text:style-name="P26">Now You are in Trouble<text:tab/>5</text:p>
        </text:index-body>
      </text:table-of-content>
      <text:p text:style-name="Standard"/>
      <text:h text:style-name="P25" text:outline-level="1">Introduction</text:h>
      <text:p text:style-name="Text_20_body">Welcome to Android Life Monitor (ALM)! ALM is interestingly and uniquely the application that you don't typically use on a day-to-day basis as other typical applications on the Android platform. It automatically springs into action when it “feels” that you, as its user, are in trouble and <text:s/>need attention immediately. When that happens, it automatically makes a call to your emergency contact and, if you designate so, the 911 agent. It can also send out an email<text:note text:id="ftn0" text:note-class="footnote"><text:note-citation>1</text:note-citation><text:note-body><text:p text:style-name="Footnote">In fact, it can support any textual communication channel such as SMS and IM. Only email is supported for now due to the limitation of the Android emulator.</text:p></text:note-body></text:note> to your emergency contact that provides more information such as the current approximate location where you appear to be.</text:p>
      <text:h text:style-name="Heading_20_1" text:outline-level="1">The “Ideas”</text:h>
      <text:p text:style-name="Text_20_body">ALM is able to do this because it runs in the background when started. It uses the accelerometer<text:note text:id="ftn1" text:note-class="footnote"><text:note-citation>2</text:note-citation><text:note-body><text:p text:style-name="Footnote">Only accelerometer is used currently. In the future version, the inputs from compass, thermometer, and whatnots will be taken into account for better detection.</text:p></text:note-body></text:note> embedded in the Android device to detect if there appears to be a significant impact that could potentially be the sign that its user might be in some sort of trouble. Some examples are:</text:p>
      <text:list text:style-name="L1">
        <text:list-item>
          <text:p text:style-name="P3">The impact from falling down because the user becomes unconscious.</text:p>
        </text:list-item>
        <text:list-item>
          <text:p text:style-name="P3">The impact that's caused by an attack from something or someone (e.g. animal attacks, crimes)</text:p>
        </text:list-item>
        <text:list-item>
          <text:p text:style-name="P3">The impact from a serious accident such as car crash.</text:p>
        </text:list-item>
      </text:list>
      <text:p text:style-name="Text_20_body">When the needs arrives, it uses the telephony and multimedia features of Android to make phone calls and playback user-recorded voice to the callee. It also uses the always-on network and the Global Positioning System (GPS) of the device to send out the possible current location of the user via email.</text:p>
      <text:h text:style-name="Heading_20_1" text:outline-level="1">Installation and Configuration</text:h>
      <text:p text:style-name="Text_20_body">As of the version M5rc15, there hasn't been an emulated accelerometer that come built-in with the Android emulator. Therefore, to develop and test the software, we have been using OpenIntents<text:note text:id="ftn2" text:note-class="footnote"><text:note-citation>3</text:note-citation><text:note-body><text:p text:style-name="Footnote"><text:a xlink:type="simple" xlink:href="http://code.google.com/p/openintents/">For download and more information, see http://code.google.com/p/openintents/</text:a> </text:p></text:note-body></text:note> and SensorSimulator<text:note text:id="ftn3" text:note-class="footnote"><text:note-citation>4</text:note-citation><text:note-body><text:p text:style-name="Footnote">For download and more information, see http://code.google.com/p/openintents/wiki/SensorSimulator</text:p></text:note-body></text:note> software to provide the emulation. The following provides the separation <text:s/>installation instructions to both OpenIntents and ALM. Make sure you install and setup configurations of OpenIntents first.</text:p>
      <text:h text:style-name="Heading_20_2" text:outline-level="2">OpenIntents</text:h>
      <text:p text:style-name="Text_20_body">To keep this document focused, we will not go into the details of installing the OpenIntent software. However, these are the key ideas of the installation.</text:p>
      <text:list text:style-name="L2">
        <text:list-item>
          <text:p text:style-name="P6">Download and unpack OpenIntents version Release 0.1.4 for Android SDK m5-15 to a directory on your machine.</text:p>
        </text:list-item>
        <text:list-item>
          <text:p text:style-name="P6">Install OpenIntents.apk onto the emulator.</text:p>
        </text:list-item>
        <text:list-item>
          <text:p text:style-name="P6">Run SensorSimulator.jar from the <text:span text:style-name="T1">tools</text:span> directory inside the OpenIntents directory.</text:p>
        </text:list-item>
        <text:list-item>
          <text:p text:style-name="P6">Follow the instructions detailed at <text:a xlink:type="simple" xlink:href="http://code.google.com/p/openintents/wiki/SensorSimulator">http://code.google.com/p/openintents/wiki/SensorSimulator</text:a> to connect OpenIntents application to the SensorSimulator. Ensure that the accelerometer is <text:soft-page-break/>enabled. Since we are using version 0.1.4, also make sure that you set the update rate of the accelerometer to 50 times per second for smooth testing.</text:p>
        </text:list-item>
      </text:list>
      <text:h text:style-name="Heading_20_2" text:outline-level="2">Android Life Monitor</text:h>
      <text:p text:style-name="Text_20_body">Just follow the instructions below with your own settings to setup ALM.</text:p>
      <text:list text:style-name="L3">
        <text:list-item>
          <text:p text:style-name="P10">Install AndroidLifeMonitor.apk onto the emulator.</text:p>
        </text:list-item>
        <text:list-item>
          <text:p text:style-name="P10">From the main menu of the emulator, invoke the application. The screen should show up as followed.</text:p>
        </text:list-item>
      </text:list>
      <text:p text:style-name="Text_20_body"/>
      <text:p text:style-name="P13">&lt;Placeholder: configuration screen&gt;</text:p>
      <text:p text:style-name="Text_20_body"/>
      <text:list text:style-name="L3" text:continue-numbering="true">
        <text:list-item>
          <text:p text:style-name="P10">Click on the <text:span text:style-name="T1">Settings</text:span><text:span text:style-name="T2"> tab to reveal the configuration panel.</text:span></text:p>
        </text:list-item>
      </text:list>
      <text:p text:style-name="Text_20_body"><text:span text:style-name="T2"/></text:p>
      <text:p text:style-name="P13">&lt;Placeholder: settings tab&gt;</text:p>
      <text:p text:style-name="Text_20_body"><text:span text:style-name="T2"/></text:p>
      <text:list text:style-name="L4">
        <text:list-item>
          <text:p text:style-name="P14">On the configuration panel, there are 6 settings as followed that require your input. Note that the screen can be scrolled up and down.</text:p>
          <text:list>
            <text:list-item>
              <text:p text:style-name="P14"><text:span text:style-name="T1">Your own information</text:span>. This composes of your name, street address, phone number, email address, the password for your email account. This information is used when communicating with your emergency contact as well 911 agent. You can enter the information directly into each text fields. The faster way is to pull in the information from the Contact application. This is done by clicking the <text:span text:style-name="T1">Your Info</text:span><text:span text:style-name="T2"> button. This will bring up another screen shown below displaying the list of contacts you have stored.</text:span></text:p>
            </text:list-item>
          </text:list>
        </text:list-item>
      </text:list>
      <text:p text:style-name="Text_20_body"><text:span text:style-name="T2"/></text:p>
      <text:p text:style-name="P13">&lt;Placeholder: contact list&gt;</text:p>
      <text:p text:style-name="P22"/>
      <text:p text:style-name="P22">ALM use your email address and password to communicate with the SMTP server in order to send out email message to the emergency contact<text:note text:id="ftn4" text:note-class="footnote"><text:note-citation>5</text:note-citation><text:note-body><text:p text:style-name="Footnote">Only Gmail is currently supported. Other SMTP-accessible email system would be supported in the release version.</text:p></text:note-body></text:note>. It doesn't use it for any other purpose.</text:p>
      <text:list text:style-name="L4" text:continue-numbering="true">
        <text:list-item>
          <text:list text:continue-numbering="true">
            <text:list-item>
              <text:p text:style-name="P14"><text:span text:style-name="T1">Emergency information</text:span>. This is similar to your own information except that it doesn't require a password for the email account. ALM will both call the contact as well as send out email message to him/her. Again, you can quickly pull in the information from the Contact application by pressing <text:span text:style-name="T1">Emergency Info</text:span><text:span text:style-name="T2"> button.</text:span></text:p>
            </text:list-item>
            <text:list-item>
              <text:p text:style-name="P14"><text:span text:style-name="T1">Call 911 flag</text:span><text:span text:style-name="T2">. ALM will make a call to 911 </text:span><text:span text:style-name="T1">if</text:span><text:span text:style-name="T2"> this checkbox is set </text:span><text:span text:style-name="T1">and only if</text:span><text:span text:style-name="T2"> the call to your emergency contact doesn't go through (e.g. line busy). </text:span></text:p>
            </text:list-item>
            <text:list-item>
              <text:p text:style-name="P14"><text:span text:style-name="T1">Text message</text:span><text:span text:style-name="T2">. This is the message that you want to send out in the email</text:span><text:span text:style-name="T2"><text:note text:id="ftn5" text:note-class="footnote"><text:note-citation>6</text:note-citation><text:note-body><text:p text:style-name="Footnote">This text will also be used <text:s/>for other types of textual communication channel (e.g. SMS, IM) in future releases.</text:p></text:note-body></text:note></text:span><text:span text:style-name="T2"> to your emergency contact. Make sure it's concise and clear to your contact.</text:span></text:p>
            </text:list-item>
            <text:list-item>
              <text:p text:style-name="P14"><text:span text:style-name="T1">Voice message</text:span><text:span text:style-name="T2">. This is your own voice message that will be played back when calls are </text:span><text:soft-page-break/><text:span text:style-name="T2">made to your emergency contact and 911 agent. Similar to the text message, make sure it's clear and concise to the listener. Note that clicking </text:span><text:span text:style-name="T1">Voice Message</text:span><text:span text:style-name="T2"> button is supposed to bring up a screen to allow you to record your own message. However, this screen is not implemented yet due to the limitation of the emulator</text:span><text:span text:style-name="T2"><text:note text:id="ftn6" text:note-class="footnote"><text:note-citation>7</text:note-citation><text:note-body><text:p text:style-name="Footnote">This is an unfortunate situation. Hopefully we will have a more capable emulator soon that we can better showcase this feature.</text:p></text:note-body></text:note></text:span><text:span text:style-name="T2">. So clicking it now will simply pop up a notification that you have recorded your voice and the application will simply use a pre-recorded voice.</text:span></text:p>
            </text:list-item>
            <text:list-item>
              <text:p text:style-name="P14"><text:span text:style-name="T1">Sensitivity</text:span><text:span text:style-name="T2">. This setting allows you to tell ALM how sensitive it should be to impact it is monitoring. When clicking Sensitivity button, the sensitivity test screen will show up as depicted below.</text:span></text:p>
            </text:list-item>
          </text:list>
        </text:list-item>
      </text:list>
      <text:p text:style-name="Text_20_body"><text:span text:style-name="T2"/></text:p>
      <text:p text:style-name="P13">&lt;Placeholder: sensitivity test screen&gt;</text:p>
      <text:p text:style-name="P23"><text:span text:style-name="T2"/></text:p>
      <text:p text:style-name="P23"><text:span text:style-name="T2">There are 5 level of sensitivity for you to choose. You can test shaking the device and change the level to get a feeling of how sensitive you would like. When shaking, ALM display the impact level it detects through the LED bar on the right of the screen. If the impact meets your setting, it would display a message indicating so as shown below. </text:span></text:p>
      <text:p text:style-name="P23"><text:span text:style-name="T2"/></text:p>
      <text:p text:style-name="P13">&lt;Placeholder: you did it&gt;</text:p>
      <text:p text:style-name="P23"><text:span text:style-name="T2"/></text:p>
      <text:p text:style-name="P23"><text:span text:style-name="T2">When you are satisfied with the level you want, simply press </text:span><text:span text:style-name="T1">Return</text:span><text:span text:style-name="T2"> button on the device to go back to the settings tab.</text:span></text:p>
      <text:list text:style-name="L4" text:continue-numbering="true">
        <text:list-item>
          <text:p text:style-name="P14"><text:span text:style-name="T2">When all the settings are filled, you are now ready to activity ALM to run in the background. This can be done by simply clicking </text:span><text:span text:style-name="T1">Activate</text:span><text:span text:style-name="T2"> button at the bottom of the screen. If everything goes well, the system status should now say </text:span><text:span text:style-name="T1">Active</text:span><text:span text:style-name="T2"> as shown below. Note that you can only activate ALM after all settings are filled.</text:span></text:p>
        </text:list-item>
      </text:list>
      <text:p text:style-name="Text_20_body"><text:span text:style-name="T2"/></text:p>
      <text:p text:style-name="P13">&lt;Placeholder: system status&gt;</text:p>
      <text:p text:style-name="Text_20_body"><text:span text:style-name="T2"/></text:p>
      <text:h text:style-name="Heading_20_1" text:outline-level="1">Now You are in Trouble</text:h>
      <text:p text:style-name="Text_20_body"><text:span text:style-name="T2">After activating ALM, you are now free to do anything you want. In fact, you can even completely forget about it as if it didn't exist on your device. Now we are going to simulate an impact to the emulator as if something bad happens to you.</text:span></text:p>
      <text:p text:style-name="Text_20_body"><text:span text:style-name="T2"/></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4-06T17:58:26</dc:date>
    <meta:editing-cycles>176</meta:editing-cycles>
    <meta:editing-duration>PT3H34M49S</meta:editing-duration>
    <meta:user-defined meta:name="Info 1"/>
    <meta:user-defined meta:name="Info 2"/>
    <meta:user-defined meta:name="Info 3"/>
    <meta:user-defined meta:name="Info 4"/>
    <meta:document-statistic meta:table-count="0" meta:image-count="1" meta:object-count="0" meta:page-count="5" meta:paragraph-count="61" meta:word-count="1227" meta:character-count="7341"/>
  </office:meta>
</office:document-meta>
</file>